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pronunciation_pronunciations_entry_letData_dicBody">a</text:span><text:span text:style-name="partofspeech_.en_grammaticalinfo_sense_senses_entry_letData_dicBody">int</text:span><text:span text:style-name="xitem_.en_definition_.en_sense_senses_entry_letData_dicBody">question marker added to consonant final words</text:span><text:span text:style-name="xitem_.tpi_definition_.en_sense_senses_entry_letData_dicBody">dispela i makim askim</text:span><text:span text:style-name="example_xitem_examples_sense_senses_entry_letData_dicBody">Ġëyam-a?</text:span><text:span text:style-name="translation_.en_translations_xitem_examples_sense_senses_entry_letData_dicBody">Have you come?</text:span><text:span text:style-name="example_xitem_examples_sense_senses_entry_letData_dicBody">Maḳ ġelë Abraham-a?</text:span><text:span text:style-name="translation_.en_translations_xitem_examples_sense_senses_entry_letData_dicBody">Did you maybe see Abraham?</text:span></text:p>
        <text:p text:style-name="entry_letData_dicBody"><text:span text:style-name="headword_entry_letData_dicBody">a-</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example_xitem_examples_sense_senses_entry_letData_dicBody">He su ayoh vu bë adah vun in ham rë.</text:span><text:span text:style-name="translation_.en_translations_xitem_examples_sense_senses_entry_letData_dicBody">We are not able to hide it from you</text:span><text:span text:style-name="example_xitem_examples_sense_senses_entry_letData_dicBody">Hil ana sepa ataġ vaha .</text:span><text:span text:style-name="translation_.en_translations_xitem_examples_sense_senses_entry_letData_dicBody">Let's go and follow my mother's tracks</text:span><text:span text:style-name="example_xitem_examples_sense_senses_entry_letData_dicBody">Alu aluḳ dub loḳ ayed sënë</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8T12:38:11</meta:creation-date>
    <dc:creator>Yesu</dc:creator>
    <dc:date>2011-02-18T12:38:11</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10\PartFile1"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